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4c5f6f5" officeooo:paragraph-rsid="04c5f6f5"/>
    </style:style>
    <style:style style:name="P5" style:family="paragraph" style:parent-style-name="Text_20_body">
      <style:text-properties officeooo:rsid="04d90c7a" officeooo:paragraph-rsid="05423bb5"/>
    </style:style>
    <style:style style:name="P6" style:family="paragraph" style:parent-style-name="Text_20_body">
      <style:text-properties officeooo:rsid="05423bb5" officeooo:paragraph-rsid="05423bb5"/>
    </style:style>
    <style:style style:name="P7" style:family="paragraph" style:parent-style-name="Text_20_body">
      <style:text-properties officeooo:rsid="05441d72" officeooo:paragraph-rsid="05441d72"/>
    </style:style>
    <style:style style:name="P8" style:family="paragraph" style:parent-style-name="Text_20_body">
      <style:text-properties officeooo:rsid="04c11b0a" officeooo:paragraph-rsid="056043cc"/>
    </style:style>
    <style:style style:name="P9" style:family="paragraph" style:parent-style-name="Heading_20_2">
      <style:text-properties officeooo:rsid="04c1603e" officeooo:paragraph-rsid="04c379c7"/>
    </style:style>
    <style:style style:name="P10" style:family="paragraph" style:parent-style-name="Heading_20_2">
      <style:paragraph-properties fo:line-height="100%"/>
      <style:text-properties officeooo:rsid="04d67b69" officeooo:paragraph-rsid="0559a08c"/>
    </style:style>
    <style:style style:name="P11" style:family="paragraph" style:parent-style-name="Heading_20_2">
      <style:paragraph-properties fo:line-height="100%"/>
      <style:text-properties officeooo:paragraph-rsid="0540b7eb"/>
    </style:style>
    <style:style style:name="P12" style:family="paragraph" style:parent-style-name="Heading_20_2">
      <style:text-properties officeooo:paragraph-rsid="05423bb5"/>
    </style:style>
    <style:style style:name="P13" style:family="paragraph" style:parent-style-name="Heading_20_2">
      <style:text-properties officeooo:paragraph-rsid="056043cc"/>
    </style:style>
    <style:style style:name="P14" style:family="paragraph" style:parent-style-name="Text_20_body" style:list-style-name="L1">
      <style:text-properties officeooo:rsid="04c5f6f5" officeooo:paragraph-rsid="04c5f6f5"/>
    </style:style>
    <style:style style:name="P15" style:family="paragraph" style:parent-style-name="Text_20_body">
      <style:text-properties officeooo:rsid="04eb2fb1" officeooo:paragraph-rsid="04eb2fb1"/>
    </style:style>
    <style:style style:name="P16" style:family="paragraph" style:parent-style-name="Text_20_body" style:list-style-name="L2">
      <style:text-properties fo:font-style="italic" officeooo:rsid="056d24ad" officeooo:paragraph-rsid="056d24ad" style:font-style-asian="italic" style:font-style-complex="italic"/>
    </style:style>
    <style:style style:name="P17" style:family="paragraph" style:parent-style-name="Text_20_body" style:list-style-name="L2">
      <style:text-properties fo:font-style="italic" officeooo:rsid="056d24ad" officeooo:paragraph-rsid="05705024" style:font-style-asian="italic" style:font-style-complex="italic"/>
    </style:style>
    <style:style style:name="P18" style:family="paragraph" style:parent-style-name="Text_20_body" style:list-style-name="L2">
      <style:text-properties fo:font-style="italic" officeooo:rsid="05705024" officeooo:paragraph-rsid="05705024" style:font-style-asian="italic" style:font-style-complex="italic"/>
    </style:style>
    <style:style style:name="P19" style:family="paragraph" style:parent-style-name="Text_20_body" style:list-style-name="L3">
      <style:text-properties fo:font-style="italic" officeooo:rsid="057aed21" officeooo:paragraph-rsid="057aed21" style:font-style-asian="italic" style:font-style-complex="italic"/>
    </style:style>
    <style:style style:name="P20" style:family="paragraph" style:parent-style-name="Text_20_body" style:list-style-name="L4">
      <style:text-properties fo:font-style="italic" officeooo:rsid="057aed21" officeooo:paragraph-rsid="05815df7" style:font-style-asian="italic" style:font-style-complex="italic"/>
    </style:style>
    <style:style style:name="P21" style:family="paragraph" style:parent-style-name="Text_20_body" style:list-style-name="L4">
      <style:text-properties fo:font-style="italic" officeooo:rsid="05830cac" officeooo:paragraph-rsid="05840cae" style:font-style-asian="italic" style:font-style-complex="italic"/>
    </style:style>
    <style:style style:name="P22" style:family="paragraph" style:parent-style-name="Text_20_body">
      <style:text-properties fo:font-style="italic" officeooo:rsid="05830cac" officeooo:paragraph-rsid="05840cae" style:font-style-asian="italic" style:font-style-complex="italic"/>
    </style:style>
    <style:style style:name="P23" style:family="paragraph" style:parent-style-name="Text_20_body" style:list-style-name="L6">
      <style:text-properties fo:font-style="italic" officeooo:rsid="058cf086" officeooo:paragraph-rsid="058cf086" style:font-style-asian="italic" style:font-style-complex="italic"/>
    </style:style>
    <style:style style:name="P24" style:family="paragraph" style:parent-style-name="Text_20_body" style:list-style-name="L6">
      <style:text-properties fo:font-style="italic" officeooo:rsid="058cf086" officeooo:paragraph-rsid="059004a4" style:font-style-asian="italic" style:font-style-complex="italic"/>
    </style:style>
    <style:style style:name="P25" style:family="paragraph" style:parent-style-name="Text_20_body" style:list-style-name="L8">
      <style:text-properties fo:font-style="italic" officeooo:paragraph-rsid="0590b89a" style:font-style-asian="italic" style:font-style-complex="italic"/>
    </style:style>
    <style:style style:name="P26" style:family="paragraph" style:parent-style-name="Text_20_body" style:list-style-name="L2">
      <style:text-properties fo:font-style="italic" officeooo:rsid="0597d81e" officeooo:paragraph-rsid="0597d81e" style:font-style-asian="italic" style:font-style-complex="italic"/>
    </style:style>
    <style:style style:name="P27" style:family="paragraph" style:parent-style-name="Text_20_body">
      <style:text-properties officeooo:rsid="04ed7cbc" officeooo:paragraph-rsid="0559a08c"/>
    </style:style>
    <style:style style:name="P28" style:family="paragraph" style:parent-style-name="Text_20_body">
      <style:text-properties officeooo:paragraph-rsid="05423bb5"/>
    </style:style>
    <style:style style:name="P29" style:family="paragraph" style:parent-style-name="Text_20_body">
      <style:text-properties officeooo:rsid="04e23419" officeooo:paragraph-rsid="05423bb5"/>
    </style:style>
    <style:style style:name="P30" style:family="paragraph" style:parent-style-name="Text_20_body">
      <style:text-properties officeooo:rsid="04c7c25f" officeooo:paragraph-rsid="04c7c25f"/>
    </style:style>
    <style:style style:name="P31" style:family="paragraph" style:parent-style-name="Text_20_body" style:list-style-name="L5">
      <style:paragraph-properties fo:margin-top="0.0398in" fo:margin-bottom="0.1366in" loext:contextual-spacing="false"/>
      <style:text-properties officeooo:paragraph-rsid="05840cae"/>
    </style:style>
    <style:style style:name="P32" style:family="paragraph" style:parent-style-name="Heading_20_1">
      <style:paragraph-properties fo:line-height="100%"/>
      <style:text-properties officeooo:rsid="04af6545" officeooo:paragraph-rsid="04af6545"/>
    </style:style>
    <style:style style:name="P33" style:family="paragraph" style:parent-style-name="Heading_20_2">
      <style:paragraph-properties fo:line-height="100%"/>
      <style:text-properties officeooo:paragraph-rsid="04ea4747"/>
    </style:style>
    <style:style style:name="T1" style:family="text">
      <style:text-properties officeooo:rsid="04bd4bd9"/>
    </style:style>
    <style:style style:name="T2" style:family="text">
      <style:text-properties officeooo:rsid="04c062de"/>
    </style:style>
    <style:style style:name="T3" style:family="text">
      <style:text-properties officeooo:rsid="04c14fe6"/>
    </style:style>
    <style:style style:name="T4" style:family="text">
      <style:text-properties officeooo:rsid="04c5f6f5"/>
    </style:style>
    <style:style style:name="T5" style:family="text">
      <style:text-properties fo:font-size="8pt" officeooo:rsid="04c5f6f5" style:font-size-asian="8pt" style:font-size-complex="8pt"/>
    </style:style>
    <style:style style:name="T6" style:family="text">
      <style:text-properties fo:font-size="8pt" officeooo:rsid="04e7f806" style:font-size-asian="8pt" style:font-size-complex="8pt"/>
    </style:style>
    <style:style style:name="T7" style:family="text">
      <style:text-properties fo:font-size="8pt" officeooo:rsid="0500a48b" style:font-size-asian="8pt" style:font-size-complex="8pt"/>
    </style:style>
    <style:style style:name="T8" style:family="text">
      <style:text-properties fo:font-size="8pt" officeooo:rsid="0506912c" style:font-size-asian="8pt" style:font-size-complex="8pt"/>
    </style:style>
    <style:style style:name="T9" style:family="text">
      <style:text-properties officeooo:rsid="04c7c575"/>
    </style:style>
    <style:style style:name="T10" style:family="text">
      <style:text-properties officeooo:rsid="04c9dbac"/>
    </style:style>
    <style:style style:name="T11" style:family="text">
      <style:text-properties fo:font-weight="bold" style:font-weight-asian="bold" style:font-weight-complex="bold"/>
    </style:style>
    <style:style style:name="T12" style:family="text">
      <style:text-properties fo:font-weight="bold" officeooo:rsid="054562e4" style:font-weight-asian="bold" style:font-weight-complex="bold"/>
    </style:style>
    <style:style style:name="T13" style:family="text">
      <style:text-properties fo:font-weight="bold" officeooo:rsid="0570b492" style:font-weight-asian="bold" style:font-weight-complex="bold"/>
    </style:style>
    <style:style style:name="T14" style:family="text">
      <style:text-properties fo:font-weight="bold" officeooo:rsid="0570b955" style:font-weight-asian="bold" style:font-weight-complex="bold"/>
    </style:style>
    <style:style style:name="T15" style:family="text">
      <style:text-properties fo:font-weight="bold" officeooo:rsid="0590b89a" style:font-weight-asian="bold" style:font-weight-complex="bold"/>
    </style:style>
    <style:style style:name="T16" style:family="text">
      <style:text-properties fo:font-weight="bold" officeooo:rsid="0597d81e" style:font-weight-asian="bold" style:font-weight-complex="bold"/>
    </style:style>
    <style:style style:name="T17" style:family="text">
      <style:text-properties officeooo:rsid="04d75d17"/>
    </style:style>
    <style:style style:name="T18" style:family="text">
      <style:text-properties officeooo:rsid="04e23419"/>
    </style:style>
    <style:style style:name="T19" style:family="text">
      <style:text-properties officeooo:rsid="04e7f806"/>
    </style:style>
    <style:style style:name="T20" style:family="text">
      <style:text-properties officeooo:rsid="04ecb878"/>
    </style:style>
    <style:style style:name="T21" style:family="text">
      <style:text-properties fo:font-weight="normal" officeooo:rsid="04f30b09" style:font-weight-asian="normal" style:font-weight-complex="normal"/>
    </style:style>
    <style:style style:name="T22" style:family="text">
      <style:text-properties fo:font-weight="normal" officeooo:rsid="0570b955" style:font-weight-asian="normal" style:font-weight-complex="normal"/>
    </style:style>
    <style:style style:name="T23" style:family="text">
      <style:text-properties fo:font-weight="normal" officeooo:rsid="0572b198" style:font-weight-asian="normal" style:font-weight-complex="normal"/>
    </style:style>
    <style:style style:name="T24" style:family="text">
      <style:text-properties officeooo:rsid="0504e67b"/>
    </style:style>
    <style:style style:name="T25" style:family="text">
      <style:text-properties officeooo:rsid="0505c38a"/>
    </style:style>
    <style:style style:name="T26" style:family="text">
      <style:text-properties fo:font-style="italic" style:font-style-asian="italic" style:font-style-complex="italic"/>
    </style:style>
    <style:style style:name="T27" style:family="text">
      <style:text-properties fo:font-style="italic" officeooo:rsid="05840cae" style:font-style-asian="italic" style:font-style-complex="italic"/>
    </style:style>
    <style:style style:name="T28" style:family="text">
      <style:text-properties fo:font-style="italic" fo:font-weight="bold" officeooo:rsid="05840cae" style:font-style-asian="italic" style:font-weight-asian="bold" style:font-style-complex="italic" style:font-weight-complex="bold"/>
    </style:style>
    <style:style style:name="T29" style:family="text">
      <style:text-properties fo:font-style="italic" fo:font-weight="normal" officeooo:rsid="05840cae" style:font-style-asian="italic" style:font-weight-asian="normal" style:font-style-complex="italic" style:font-weight-complex="normal"/>
    </style:style>
    <style:style style:name="T30" style:family="text">
      <style:text-properties fo:font-style="italic" fo:font-weight="normal" officeooo:rsid="0586049e" style:font-style-asian="italic" style:font-weight-asian="normal" style:font-style-complex="italic" style:font-weight-complex="normal"/>
    </style:style>
    <style:style style:name="T31" style:family="text">
      <style:text-properties fo:font-style="italic" fo:font-weight="normal" officeooo:rsid="058654f0" style:font-style-asian="italic" style:font-weight-asian="normal" style:font-style-complex="italic" style:font-weight-complex="normal"/>
    </style:style>
    <style:style style:name="T32" style:family="text">
      <style:text-properties fo:font-style="italic" fo:font-weight="normal" officeooo:rsid="058a43de" style:font-style-asian="italic" style:font-weight-asian="normal" style:font-style-complex="italic" style:font-weight-complex="normal"/>
    </style:style>
    <style:style style:name="T33" style:family="text">
      <style:text-properties fo:font-style="italic" fo:font-weight="normal" officeooo:rsid="058bc2c2" style:font-style-asian="italic" style:font-weight-asian="normal" style:font-style-complex="italic" style:font-weight-complex="normal"/>
    </style:style>
    <style:style style:name="T34" style:family="text">
      <style:text-properties fo:font-style="italic" style:text-underline-style="solid" style:text-underline-width="auto" style:text-underline-color="font-color" fo:font-weight="bold" officeooo:rsid="0595fadb"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officeooo:rsid="0597d81e" style:font-style-asian="italic" style:font-weight-asian="bold" style:font-style-complex="italic" style:font-weight-complex="bold"/>
    </style:style>
    <style:style style:name="T36" style:family="text">
      <style:text-properties officeooo:rsid="05226f8d"/>
    </style:style>
    <style:style style:name="T37" style:family="text">
      <style:text-properties officeooo:rsid="0536b38b"/>
    </style:style>
    <style:style style:name="T38" style:family="text">
      <style:text-properties officeooo:rsid="04d67b69"/>
    </style:style>
    <style:style style:name="T39" style:family="text">
      <style:text-properties officeooo:rsid="054a3926"/>
    </style:style>
    <style:style style:name="T40" style:family="text">
      <style:text-properties officeooo:rsid="054c8575"/>
    </style:style>
    <style:style style:name="T41" style:family="text">
      <style:text-properties officeooo:rsid="054e5708"/>
    </style:style>
    <style:style style:name="T42" style:family="text">
      <style:text-properties officeooo:rsid="0553e1f8"/>
    </style:style>
    <style:style style:name="T43" style:family="text">
      <style:text-properties officeooo:rsid="0558b37b"/>
    </style:style>
    <style:style style:name="T44" style:family="text">
      <style:text-properties officeooo:rsid="056f1783"/>
    </style:style>
    <style:style style:name="T45" style:family="text">
      <style:text-properties officeooo:rsid="0570b955"/>
    </style:style>
    <style:style style:name="T46" style:family="text">
      <style:text-properties officeooo:rsid="0576c8cf"/>
    </style:style>
    <style:style style:name="T47" style:family="text">
      <style:text-properties officeooo:rsid="0578ff51"/>
    </style:style>
    <style:style style:name="T48" style:family="text">
      <style:text-properties officeooo:rsid="057af3b3"/>
    </style:style>
    <style:style style:name="T49" style:family="text">
      <style:text-properties officeooo:rsid="0583a9bb"/>
    </style:style>
    <style:style style:name="T50" style:family="text">
      <style:text-properties officeooo:rsid="05840cae"/>
    </style:style>
    <style:style style:name="T51" style:family="text">
      <style:text-properties officeooo:rsid="058e73d6"/>
    </style:style>
    <style:style style:name="T52" style:family="text">
      <style:text-properties officeooo:rsid="0590b89a"/>
    </style:style>
    <style:style style:name="T53" style:family="text">
      <style:text-properties officeooo:rsid="0597d81e"/>
    </style:style>
    <style:style style:name="T54" style:family="text">
      <style:text-properties officeooo:rsid="0599a37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span text:style-name="T36">מטלה</text:span> <text:span text:style-name="T1">3 - מכרז ויקרי - פתרון</text:span></text:h>
      <text:p text:style-name="P3">יש לענות על שאלה אחת לבחירתכם. הגשה בזוגות, עד תחילת ההרצאה <text:span text:style-name="T2">הבאה.</text:span></text:p>
      <text:p text:style-name="P33"><text:span text:style-name="T38">שאלה 1: מכרז מחיר שלישי</text:span><text:span text:style-name="T6"> (הקורס של טים, שאלה 27)</text:span></text:p>
      <text:p text:style-name="P15">ויקי המציאה מכרז חדש<text:span text:style-name="T20"> למכירת חפץ יחיד</text:span>: <text:span text:style-name="T20">מי שההכרזה שלו גבוהה ביותר זוכה בחפץ</text:span>, ומשלם את המחיר <text:span text:style-name="T11">השלישי</text:span><text:span text:style-name="T21"> (במקום המחיר השני במכרז ויקרי)</text:span>. האם המכרז של ויקי אמיתי?</text:p>
      <text:list xml:id="list2870448866067297046" text:style-name="L2">
        <text:list-item>
          <text:p text:style-name="P16"><text:span text:style-name="T11">פתרון</text:span>: <text:span text:style-name="T47">לא. </text:span>ראו <text:span text:style-name="T44">למשל </text:span>בפתרון של <text:span text:style-name="T46">דביר ושמואל</text:span>.</text:p>
        </text:list-item>
      </text:list>
      <text:p text:style-name="P11"><text:span text:style-name="T38">שאלה 2: קואליציה במכרז ויקרי</text:span><text:span text:style-name="T6"> (הקורס של טים, שאלה </text:span><text:span text:style-name="T7">30</text:span><text:span text:style-name="T6">)</text:span></text:p>
      <text:p text:style-name="P6"><text:span text:style-name="T11">הגדרה</text:span>: בהינתן קבוצה ק של משתתפים במכרז, מנגנון הוא <text:span text:style-name="T26">אמיתי עבור ק</text:span> אם לא קיימות הכרזות אחרות עבור חברי הקבוצה ק (שונות מהערכים האמיתיים שלהם) המביאות לכך שכל חברי הקבוצה מרויחים.</text:p>
      <text:p text:style-name="P6">בכיתה הוכחנו שמכרז ויקרי הוא אמיתי עבור כל קבוצה בגודל 1.</text:p>
      <text:p text:style-name="P7">השלימו והוכיחו את המשפט הבא: <text:span text:style-name="T11">מכרז ויקרי אמיתי עבור קבוצה ק, אם ורק אם </text:span><text:span text:style-name="T34">הקבוצה </text:span><text:span text:style-name="T35">אינה כוללת לפחות אחד משני המשתתפים עם הערכים הגבוהים ביותר</text:span><text:span text:style-name="T12">.</text:span></text:p>
      <text:list xml:id="list185638949486422" text:continue-numbering="true" text:style-name="L2">
        <text:list-item>
          <text:p text:style-name="P17"><text:span text:style-name="T16">כיוון א</text:span><text:span text:style-name="T53">: נניח שהקבוצה כוללת את שני המשתתפים עם הערכים הגבוהים ביותר. הקבוצה יכולה להרויח בכך שהמשתתף עם הערך השני יפחית את ההכרזה שלו באפסילון כלשהו חיובי אבל קטן מאד, כך שהוא עדיין יישאר השני. אז הראשון עדיין יזכה, רק שהוא ישלם אפסילון פחות. הוא יכול לתת לשני חצי אפסילון, וכך שניהם מרויחים.</text:span></text:p>
        </text:list-item>
        <text:list-item>
          <text:p text:style-name="P26"><text:span text:style-name="T11">כיוון ב</text:span>: נניח שהקבוצה לא כוללת את המשתתף עם הערך הגבוה ביותר. הדבר היחיד שהקבוצה יכולה לעשות כדי לשנות את התוצאה הוא, שמישהו מחברי הקבוצה יכריז מעל הערך הגבוה ביותר. אבל אז, מישהו מחברי הקבוצה יישאר עם תועלת שלילית כי יצטרך לשלם יותר מהערך שלו.</text:p>
        </text:list-item>
        <text:list-item>
          <text:p text:style-name="P26">נניח שהקבוצה כוללת את המשתתף עם הערך הגבוה אבל לא כוללת את המשתתף עם הערך השני. הקבוצה יכולה לשנות את התוצאה בכך שהראשון יכריז ערך נמוך יותר, אבל זה כמובן לא יעזור להם. השינוי השני שהם יכולים לעשות הוא, שמישהו מחברי הקבוצה יכריז מעל המחיר השני. אבל אז, המחיר הכולל שתשלם הקבוצה יהיה גבוה יותר, כך שהם לא ירויחו<text:span text:style-name="T54">.</text:span></text:p>
        </text:list-item>
      </text:list>
      <text:p text:style-name="P12">שאלה <text:span text:style-name="T40">3: מכרז ויקרי לקניית שירות</text:span></text:p>
      <text:p text:style-name="P5">אתם מעוניינים לשכור קבלן שיפוצים לשיפוץ הבית. לכל קבלן ישנה עלות אחרת לביצוע העבודה. אתם לא יודעים את העלות של כל קבלן. עקרונית, אתם מעדיפים לשכור קבלן עם עלות נמוכה ככל האפשר, אבל יש עוד גורם חשוב - המלצות. לכל קבלן ישנו מספר שונה של המלצות שקיבל מלקוחות קודמים.<text:span text:style-name="T39"> מספר ההמלצות של כל קבלן ידוע לכם.</text:span> אתם מעדיפים קבלן קצת יותר יקר עם הרבה המלצות, על-פני קבלן קצת יותר זול עם מעט המלצות.</text:p>
      <text:p text:style-name="P28">א. נסחו <text:span text:style-name="T41">ב</text:span>מדוייק את <text:span text:style-name="T18">פונקציית התועלת שלכם מכל קבלן - פונקצייה של העלות (c) ומספר המלצות (n).</text:span></text:p>
      <text:list xml:id="list7472653474245370630" text:style-name="L3">
        <text:list-item>
          <text:p text:style-name="P19"><text:span text:style-name="T11">פתרון אפשרי</text:span>: התועלת היא n פחות c. </text:p>
        </text:list-item>
      </text:list>
      <text:p text:style-name="P29">ב. תארו מנגנון <text:span text:style-name="T40">אמיתי </text:span>שיאפשר לכם לבחור את הקבלן הטוב ביותר עבורכם.</text:p>
      <text:list xml:id="list6395773162670332102" text:style-name="L4">
        <text:list-item>
          <text:p text:style-name="P20"><text:soft-page-break/><text:span text:style-name="T11">פתרון אפשרי</text:span>: <text:span text:style-name="T48">כל קבלן מכריז על העלות שלו. נניח שההכרזות הן c1, c2, ..., ck. <text:s/></text:span></text:p>
        </text:list-item>
        <text:list-item>
          <text:p text:style-name="P20"><text:span text:style-name="T48">מספרי ההמלצות הם ידועים: n1, n2, ..., nk. <text:s text:c="4"/>אנחנו מחשבים לכל קבלן את התועלת שלו - מספר ההמלצות פחות העלות. התועלות הן n1-c1, n2-c2, ..., nk-ck.</text:span></text:p>
        </text:list-item>
        <text:list-item>
          <text:p text:style-name="P20"><text:span text:style-name="T48">אנחנו מסדרים את התועלות בסדר יורד, ובוחרים את הקבלן הראשון בסדרה - הקבלן עם התועלת הגבוהה ביותר.</text:span></text:p>
        </text:list-item>
        <text:list-item>
          <text:p text:style-name="P21"><text:span text:style-name="T49">אנחנו משלמים </text:span>לקבלן מספר 1 - הנבחר - <text:span text:style-name="T49">את הסכום הבא</text:span>: c2+n1-n2.<text:span text:style-name="T50"> </text:span></text:p>
        </text:list-item>
      </text:list>
      <text:p text:style-name="P22"><text:span text:style-name="T11">הוכחה שהמנגנון אמיתי</text:span>: </text:p>
      <text:list xml:id="list872216526531173496" text:style-name="L5">
        <text:list-item>
          <text:p text:style-name="P31"><text:span text:style-name="T28">לגבי הקבלן הנבחר</text:span><text:span text:style-name="T27">: הרווח הנקי שלו הוא: c2+n1-n2-c1 = (n1-c1)-(n2-c2) . על-פי הגדרה, כיוון שסידרנו אותם בסדר יורד, רווח זה הוא חיובי, ולכן הקבלן הנבחר רוצה להיבחר. אם הוא ישנה את הצהרת העלות שלו, זה לא ישנה את המחיר שיקבל (כי המחיר שיקבל לא תלוי בהצהרה שלו), זה רק עלול לגרום לו לא להיבחר, כלומר הוא יכול רק להפסיד.</text:span></text:p>
        </text:list-item>
        <text:list-item>
          <text:p text:style-name="P31"><text:span text:style-name="T28">לגבי הקבלנים האחרים</text:span><text:span text:style-name="T29">: </text:span><text:span text:style-name="T31">נניח שקבלן 2, שלא נבחר, </text:span><text:span text:style-name="T30">מגדיל את העלות שלו</text:span><text:span text:style-name="T31">. אז </text:span><text:span text:style-name="T30">הוא בוודאי לא ייבחר</text:span><text:span text:style-name="T31">,</text:span><text:span text:style-name="T30"> כי ההפרש </text:span><text:span text:style-name="T31">n2-c2 שלו רק גדֵל</text:span><text:span text:style-name="T30">. </text:span><text:span text:style-name="T31"><text:s text:c="3"/>נניח שקבלן 2 </text:span><text:span text:style-name="T30">מקטין את העלות שלו</text:span><text:span text:style-name="T31">. אז </text:span><text:span text:style-name="T30">הוא ייבחר רק אם ההפרש </text:span><text:span text:style-name="T32">החדש שלו גדול </text:span><text:span text:style-name="T30">יותר מההפרש n1-c1</text:span><text:span text:style-name="T32"> של הקבלן הנבחר.</text:span><text:span text:style-name="T30"> במקרה זה, </text:span><text:span text:style-name="T33">הוא יקבל תשלום על-סך c1+n2-n1, ו</text:span><text:span text:style-name="T30">הרווח הנקי שלו יהיה: c1+n</text:span><text:span text:style-name="T33">2</text:span><text:span text:style-name="T30">-n1-c</text:span><text:span text:style-name="T33">2</text:span><text:span text:style-name="T30"> = (n</text:span><text:span text:style-name="T33">2</text:span><text:span text:style-name="T30">-c</text:span><text:span text:style-name="T33">2</text:span><text:span text:style-name="T30">) - (n1-c1). </text:span><text:span text:style-name="T33"><text:s text:c="2"/>אבל, כיוון שהוא לא נבחר, הביטוי הזה הוא שלילי. אם קבלן 2 יתחכם וייבחר, הרווח הנקי שלו יהיה שלילי - לכן עדיף לו להגיד אמת ולא להיבחר.</text:span></text:p>
        </text:list-item>
      </text:list>
      <text:p text:style-name="P9">שאלה <text:span text:style-name="T43">4</text:span>: <text:span text:style-name="T9">חלוקה</text:span> יעילה של זכויו<text:span text:style-name="T4">ת <text:s/></text:span><text:span text:style-name="T5"><text:s/>[Rakesh Vohra, Mechanism Design, </text:span><text:span text:style-name="T8">pages </text:span><text:span text:style-name="T5">1-3].</text:span></text:p>
      <text:p text:style-name="P4">חברה פרטית מעוניינת לסלול מסילת-רכבת דרך כפר מסויים. המסילה עוברת דרך שדה של אחד האיכרים. האיכר מתנגד וטוען שהמסילה תהרוס לו את היבולים. <text:s/>נניח ש:</text:p>
      <text:list xml:id="list101684515466590795" text:style-name="L1">
        <text:list-item>
          <text:p text:style-name="P14">התועלת שתפיק חברת הרכבות מהמסילה היא x - והיא ידועה רק לחברה.</text:p>
        </text:list-item>
        <text:list-item>
          <text:p text:style-name="P14">הנזק שייגרם לאיכר מהמסילה הוא y - והוא ידוע רק לאיכר.</text:p>
        </text:list-item>
      </text:list>
      <text:p text:style-name="P30">א. האם בניית המסילה היא תוצאה יעילה פארטו כאשר x&gt;y? כאשר y&gt;x?</text:p>
      <text:list xml:id="list2349806529325883951" text:style-name="L6">
        <text:list-item>
          <text:p text:style-name="P23"><text:span text:style-name="T11">פתרון</text:span>: בניית המסילה יעילה-פארטו אם"ם x&gt;y. <text:s/>במקרה זה חברת הרכבות יכולה לשלם לאיכר סכום כלשהו בין x ל-y, והתועלת של שניהם תעלה.</text:p>
        </text:list-item>
      </text:list>
      <text:p text:style-name="P30">ב. האם אי-בניית המסילה היא תוצאה יעילה פארטו כאשר x&gt;y? כאשר y&gt;x?</text:p>
      <text:list xml:id="list185638198473641" text:continue-numbering="true" text:style-name="L6">
        <text:list-item>
          <text:p text:style-name="P23"><text:span text:style-name="T11">פתרון</text:span>: אי-בניית המסילה יעילה-פארטו אם"ם y&gt;x<text:span text:style-name="T51">. במקרה זה, כל תשלום מהחברה לאיכר יהיה נמוך מדי לאיכר או גבוה מדי לחברה.</text:span></text:p>
        </text:list-item>
      </text:list>
      <text:p text:style-name="P30">ג. הציעו מנגנון אמיתי הבוחר תמיד את התוצאה היעילה פארטו.</text:p>
      <text:list xml:id="list185637876595711" text:continue-numbering="true" text:style-name="L6">
        <text:list-item>
          <text:p text:style-name="P24"><text:span text:style-name="T11">פתרון</text:span>: <text:span text:style-name="T51">עושים מכרז ויקרי על הזכות להחליט מה יקרה. כלומר: החברה אומרת x והאיכר אומר y. אם x&gt;y אז בונים את המסילה, החברה משלמת y לממשלה, והאיכר מקבל x מהממשלה. כולם </text:span><text:soft-page-break/><text:span text:style-name="T51">מרוצים (חוץ מהממשלה, שצריכה לסבסד את המנגנון). <text:s text:c="2"/>אם y&gt;x אז לא בונים את המסילה ואף אחד לא משלם ולא מקבל.</text:span></text:p>
        </text:list-item>
      </text:list>
      <text:p text:style-name="P10">שאלה <text:span text:style-name="T43">5: מכרז על חפצים זהים </text:span><text:span text:style-name="T6"><text:s/>(הקורס של טים, שאלה </text:span><text:span text:style-name="T7">29</text:span><text:span text:style-name="T6">)</text:span></text:p>
      <text:p text:style-name="P27">כדי לגייס כסף <text:span text:style-name="T42">לשיפוץ הבית</text:span>, החלטתם למכור את אוסף העטים הנדירים שלכם. באוסף יש 10 עטים זהים. <text:s text:c="2"/>ישנם 20 אנשים המעוניינים להשתתף במכרז. כל אחד מעוניין בעט אחד לכל היותר. תארו מכרז אמיתי<text:span text:style-name="T37"> ויעיל פארטו</text:span> למכירת העטים.</text:p>
      <text:list xml:id="list185639155171794" text:continue-list="list185638949486422" text:style-name="L2">
        <text:list-item>
          <text:p text:style-name="P17"><text:span text:style-name="T11">פתרון</text:span>: <text:span text:style-name="T45">מוכרים עט לכל אחד מ-10 הקונים עם ההכרזה הגבוהה ביותר. כל הזוכים משלמים את ההכרזה ה-11 בגובהה. ראו בפתרון של אהוד וסיימון או של יואב ואוריאל.</text:span></text:p>
        </text:list-item>
        <text:list-item>
          <text:p text:style-name="P18"><text:span text:style-name="T14">חידה </text:span><text:span text:style-name="T13">לקוראים בבית: </text:span><text:span text:style-name="T22">הוכיחו, </text:span><text:span text:style-name="T23">שאילו</text:span><text:span text:style-name="T22"> היינו מוכרים כל עט במכרז ויקרי נפרד, המכרז המשולב לא היה אמיתי.</text:span></text:p>
        </text:list-item>
      </text:list>
      <text:p text:style-name="P13">שאלה<text:span text:style-name="T19"> 6</text:span>: חשיפת מידע</text:p>
      <text:p text:style-name="P8"><text:span text:style-name="T25">מצאתם בעליית-הגג שלכם שרשרת אבני-חן ישנה, </text:span>ואתם מאד רוצים לדעת מה השווי שלה. השכן שלכם הוא מומחה <text:span text:style-name="T25">לאבני-חן </text:span>ויודע בדיוק מהו <text:span text:style-name="T25">שווי השרשרת</text:span>, אבל הוא לא רוצה להגיד לכם. הציעו מנגנון שיגרום לשכן שלכם לגלות לכם<text:span text:style-name="T24">, מרצונו החופשי,</text:span> את שווי<text:span text:style-name="T10">ה</text:span> <text:span text:style-name="T3">האמיתי של השרשרת</text:span>.<text:span text:style-name="T17"> רמז: קיראו כאן: https://www.econ2.uni-bonn.de/pdf/papers/goethes_second.pdf</text:span></text:p>
      <text:list xml:id="list2456822703443931813" text:style-name="L8">
        <text:list-item>
          <text:p text:style-name="P25"><text:span text:style-name="T15">פתרון</text:span><text:span text:style-name="T52">: מציעים לשכן לקנות את השרשרת במכרז מחיר שני, כאשר אנחנו בוחרים את "המחיר השני" באקראי ובאופן סודי. <text:s text:c="2"/>מבחינת השכן, המנגנון אמיתי בדיוק כמו מכרז מחיר שני - הפעולה השלטת עבורו היא להגיד את הערך האמיתי שלו.</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31T18:56:22.132103108</dc:date>
    <meta:editing-duration>P10DT10H54M47S</meta:editing-duration>
    <meta:editing-cycles>1256</meta:editing-cycles>
    <meta:document-statistic meta:table-count="0" meta:image-count="0" meta:object-count="0" meta:page-count="3" meta:paragraph-count="43" meta:word-count="1027" meta:character-count="5480" meta:non-whitespace-character-count="4490"/>
  </office:meta>
</office:document-meta>
</file>